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Roboto" svg:font-family="Robo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3300" draw:textarea-horizontal-align="center" draw:textarea-vertical-align="middle" fo:min-height="1.036cm" draw:shadow="hidden"/>
    </style:style>
    <style:style style:name="gr2" style:family="graphic" style:parent-style-name="standard">
      <style:graphic-properties svg:stroke-width="0.02cm" svg:stroke-color="#ff3300" draw:marker-start-width="0.24cm" draw:marker-end-width="0.24cm" draw:fill-color="#ff3300" draw:textarea-horizontal-align="justify" draw:textarea-vertical-align="middle" draw:auto-grow-height="false" fo:min-height="0cm" fo:min-width="0.52cm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solid" draw:fill-color="#6600cc" draw:textarea-horizontal-align="center" draw:textarea-vertical-align="middle" fo:min-height="4.55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000000" draw:textarea-horizontal-align="center" draw:textarea-vertical-align="middle" fo:min-height="4.55cm" draw:shadow="hidden"/>
      <style:paragraph-properties style:writing-mode="lr-tb"/>
    </style:style>
    <style:style style:name="P1" style:family="paragraph">
      <loext:graphic-properties draw:fill="solid" draw:fill-color="#ff3300"/>
      <style:paragraph-properties fo:text-align="center" style:writing-mode="lr-tb"/>
      <style:text-properties style:font-name="Roboto" fo:font-size="37pt" style:font-size-asian="37pt" style:font-size-complex="37pt"/>
    </style:style>
    <style:style style:name="P2" style:family="paragraph">
      <loext:graphic-properties draw:fill-color="#ff3300"/>
      <style:paragraph-properties fo:text-align="center"/>
    </style:style>
    <style:style style:name="P3" style:family="paragraph">
      <loext:graphic-properties draw:fill="solid" draw:fill-color="#6600cc"/>
      <style:paragraph-properties fo:text-align="center" style:writing-mode="lr-tb"/>
      <style:text-properties style:font-name="Roboto"/>
    </style:style>
    <style:style style:name="P4" style:family="paragraph">
      <loext:graphic-properties draw:fill="solid" draw:fill-color="#000000"/>
      <style:paragraph-properties fo:text-align="center" style:writing-mode="lr-tb"/>
      <style:text-properties style:font-name="Roboto"/>
    </style:style>
  </office:automatic-styles>
  <office:body>
    <office:drawing>
      <draw:page draw:name="page1" draw:style-name="dp1" draw:master-page-name="Standard">
        <draw:polygon draw:style-name="gr1" draw:text-style-name="P1" draw:layer="layout" svg:width="0.588cm" svg:height="0.927cm" svg:x="1.37cm" svg:y="0.602cm" svg:viewBox="0 0 589 928" draw:points="589,928 589,0 6,0 6,101 466,101 466,399 65,399 65,499 466,499 466,828 0,828 0,928">
          <text:p/>
        </draw:polygon>
        <draw:custom-shape draw:style-name="gr2" draw:text-style-name="P2" draw:layer="layout" svg:width="1.03cm" svg:height="0.08cm" svg:x="0.79cm" svg:y="0.612cm">
          <text:p/>
          <draw:enhanced-geometry svg:viewBox="0 0 21600 21600" draw:type="rectangle" draw:enhanced-path="M 0 0 L 21600 0 21600 21600 0 21600 0 0 Z N"/>
        </draw:custom-shape>
        <draw:g>
          <draw:path draw:style-name="gr3" draw:text-style-name="P3" draw:layer="layout" svg:width="0.225cm" svg:height="1.516cm" svg:x="0.016cm" svg:y="0.026cm" svg:viewBox="0 0 226 1517" svg:d="M207 0l-14 1080h-172l-15-1080zM0 1409c0-31 9-58 28-79s47-32 85-32c36 0 64 11 84 32s29 48 29 79c0 29-9 55-29 76s-48 32-84 32c-38 0-66-11-85-32s-28-47-28-76z">
            <text:p/>
          </draw:path>
          <draw:polygon draw:style-name="gr3" draw:text-style-name="P3" draw:layer="layout" svg:width="1.289cm" svg:height="1.504cm" svg:x="0.426cm" svg:y="0.026cm" svg:viewBox="0 0 1290 1505" draw:points="1290,0 733,1505 556,1505 0,0 216,0 643,1240 1074,0">
            <text:p/>
          </draw:polygon>
          <draw:path draw:style-name="gr4" draw:text-style-name="P4" draw:layer="layout" svg:width="0.673cm" svg:height="0.927cm" svg:x="2.172cm" svg:y="0.603cm" svg:viewBox="0 0 674 928" svg:d="M542 928l-201-376h-218v376h-123v-928h307c104 0 184 24 241 71 56 48 84 117 84 207 0 58-15 109-47 152-31 43-74 75-129 96l218 394v8zM123 101v351h188c66 0 115-17 149-51 33-34 50-75 50-123 0-53-16-96-48-129-32-32-84-48-155-48z">
            <text:p/>
          </draw:path>
          <draw:polygon draw:style-name="gr4" draw:text-style-name="P4" draw:layer="layout" svg:width="0.562cm" svg:height="0.927cm" svg:x="2.976cm" svg:y="0.604cm" svg:viewBox="0 0 563 928" draw:points="563,827 563,928 0,928 0,0 123,0 123,827">
            <text:p/>
          </draw:polygon>
          <draw:path draw:style-name="gr4" draw:text-style-name="P4" draw:layer="layout" svg:width="0.745cm" svg:height="0.952cm" svg:x="3.604cm" svg:y="0.591cm" svg:viewBox="0 0 746 953" svg:d="M746 506c0 139-34 248-101 328-68 79-158 119-271 119-110 0-200-40-269-119-70-80-105-189-105-328v-59c0-139 35-248 104-328 69-79 159-119 269-119 112 0 202 39 270 118 67 78 102 185 103 322zM624 446c0-110-22-195-66-254-44-58-106-88-185-88-76 0-137 30-183 88-45 59-68 144-68 254v60c0 111 23 196 69 255s107 88 183 88c80 0 142-29 185-88 44-59 65-144 65-255z">
            <text:p/>
          </draw:path>
          <draw:path draw:style-name="gr4" draw:text-style-name="P4" draw:layer="layout" svg:width="0.715cm" svg:height="0.952cm" svg:x="4.504cm" svg:y="0.591cm" svg:viewBox="0 0 716 953" svg:d="M716 479v339c-18 25-51 54-100 87-49 32-125 48-229 48-113 0-205-39-278-116-73-78-109-186-109-325v-72c0-138 32-246 97-323 64-78 157-117 276-117 107 0 187 27 242 80 55 54 89 122 101 204h-123c-9-50-30-93-63-129s-86-54-157-54c-85 0-148 30-188 90-41 60-61 142-61 245v76c0 107 24 191 72 251 49 60 113 90 192 90 66 0 113-8 143-23 29-16 50-30 62-44v-208h-214v-99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Roboto" svg:font-family="Robo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25cm" fo:page-height="1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4T15:54:34.132615065</meta:creation-date>
    <dc:date>2024-02-27T19:11:39.028307108</dc:date>
    <meta:editing-duration>PT5H37M2S</meta:editing-duration>
    <meta:editing-cycles>6</meta:editing-cycles>
    <meta:generator>LibreOffice/6.4.7.2$Linux_X86_64 LibreOffice_project/40$Build-2</meta:generator>
    <meta:document-statistic meta:object-count="9"/>
  </office:meta>
</office:document-meta>
</file>